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rshalException.Marshal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Exception.MarshalException( String message , String errorCod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Exception.MarshalException( String message , String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Exception.Marshal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Exception.Marshal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